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5-10-06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5-09-11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5-08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5-06-03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5-05-14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5-05-02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5-04-16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5-03-14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11-14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10-16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9-17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8-19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7-25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6-03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4-15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4-03-13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3-11-14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3-10-11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3-09-12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3-08-11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3-07-14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3-06-14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3-05-19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3-04-27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3-03-30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11-09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10-14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9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8-12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7-12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6-13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5-18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4-2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3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1-04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1-03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0-13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0-12 2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0-07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9-27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9-20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9-17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9-14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9-07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8-30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8-2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8-18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8-17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8-06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7-30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7-14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6-22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5-28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4-16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3-18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1-02-02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0-11-25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0-10-29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0-09-30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0-08-31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0-07-28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0-06-30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20-05-14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9-11-26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9-10-30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9-09-30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9-08-29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9-07-31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9-06-27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9-05-31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9-04-19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8-11-30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8-10-31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8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8-08-21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8-07-23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8-06-29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8-05-31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8-04-26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7-11-29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7-10-31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7-09-2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7-08-31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7-07-28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7-06-26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7-05-3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7-04-21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6-11-17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6-10-31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6-09-2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6-08-19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6-07-26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6-06-23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6-05-26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6-04-26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5-11-30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5-10-29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5-09-29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5-08-11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5-07-29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5-06-2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5-05-2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5-04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4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4-09-3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4-08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4-07-3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4-06-1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4-05-2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4-04-2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3-11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3-10-3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3-09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3-08-2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3-07-2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3-06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3-05-2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3-04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2-11-2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2-10-2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2-09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2-08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2-07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2-06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2-05-2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2-04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2-03-1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2-02-2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1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1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0-08-25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1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7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6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6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6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6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6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5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5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5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4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3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1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2000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9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8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7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7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7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7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6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6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6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6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6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6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6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6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6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5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5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4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2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0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9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9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9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9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8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8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8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8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7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7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7-03-13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7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7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6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6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6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6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6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6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4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3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2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1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1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8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79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7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79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7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7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78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77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77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76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76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75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7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75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7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7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74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7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73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7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7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72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7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7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7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7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7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7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6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6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6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6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6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6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6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6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6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5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5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5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5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4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4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3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2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2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1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1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1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0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0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6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9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8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7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6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6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6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6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6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6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6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6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6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329</text:p>
          </table:table-cell>
          <table:table-cell office:value-type="string" calcext:value-type="string">
            <text:p>QBAA nr Warren, USGS <text:s/>NE. OF WARREN</text:p>
          </table:table-cell>
          <table:table-cell office:value-type="string" calcext:value-type="string">
            <text:p>1956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202" meta:object-count="0"/>
    <meta:user-defined meta:name="AppVersion">3.0</meta:user-defined>
  </office:meta>
</office:document-meta>
</file>